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f0" svg:font-family="ff0, 'Times New Roman', Times, serif"/>
    <style:font-face style:name="Arial1" svg:font-family="Arial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1pt" style:font-size-asian="11pt" style:font-size-complex="11pt"/>
    </style:style>
    <style:style style:name="P2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P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Consolas" fo:font-size="10pt" style:font-size-asian="10pt"/>
    </style:style>
    <style:style style:name="P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Consolas" fo:font-size="11pt" style:font-size-asian="11pt" style:font-size-complex="11pt"/>
    </style:style>
    <style:style style:name="P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1pt" style:font-size-asian="11pt" style:font-size-complex="11pt"/>
    </style:style>
    <style:style style:name="P6" style:family="paragraph" style:parent-style-name="Standard">
      <style:paragraph-properties fo:margin-left="0in" fo:margin-right="0in" fo:margin-top="0in" fo:margin-bottom="0in" loext:contextual-spacing="false" fo:line-height="100%" fo:orphans="2" fo:widows="2" fo:text-indent="0in" style:auto-text-indent="false"/>
      <style:text-properties fo:font-size="12pt" style:font-size-asian="10.5pt" style:font-size-complex="12pt"/>
    </style:style>
    <style:style style:name="P7" style:family="paragraph" style:parent-style-name="Standard">
      <style:paragraph-properties fo:margin-left="0in" fo:margin-right="0in" fo:margin-top="0in" fo:margin-bottom="0in" loext:contextual-spacing="false" fo:line-height="100%" fo:orphans="2" fo:widows="2" fo:text-indent="0in" style:auto-text-indent="false"/>
      <style:text-properties fo:font-size="12pt" style:font-size-asian="12pt" style:font-size-complex="12pt"/>
    </style:style>
    <style:style style:name="P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3f7f5f" style:font-name="Consolas" fo:font-size="11pt" style:font-size-asian="11pt" style:font-size-complex="11pt"/>
    </style:style>
    <style:style style:name="P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3f7f5f" style:font-name="Consolas" fo:font-size="10pt" style:font-size-asian="10pt"/>
    </style:style>
    <style:style style:name="P1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Consolas" fo:font-size="11pt" style:font-size-asian="11pt" style:font-size-complex="11pt"/>
    </style:style>
    <style:style style:name="P1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Consolas" fo:font-size="10pt" style:font-size-asian="10pt"/>
    </style:style>
    <style:style style:name="P12" style:family="paragraph" style:parent-style-name="Standard">
      <style:paragraph-properties fo:margin-left="0in" fo:margin-right="0in" fo:margin-top="0in" fo:margin-bottom="0in" loext:contextual-spacing="false" fo:line-height="100%" fo:orphans="2" fo:widows="2" fo:text-indent="0in" style:auto-text-indent="false"/>
      <style:text-properties fo:color="#000000" style:font-name="Consolas" fo:font-size="10pt" style:font-size-asian="10pt" style:font-size-complex="12pt"/>
    </style:style>
    <style:style style:name="T1" style:family="text">
      <style:text-properties fo:color="#7f0055" style:font-name="Consolas" fo:font-size="10pt" fo:font-weight="bold" style:font-size-asian="10pt" style:font-weight-asian="bold"/>
    </style:style>
    <style:style style:name="T2" style:family="text">
      <style:text-properties fo:color="#7f0055" style:font-name="Consolas" fo:font-size="10pt" fo:font-weight="bold" fo:background-color="#d4d4d4" loext:char-shading-value="0" style:font-size-asian="10pt" style:font-weight-asian="bold"/>
    </style:style>
    <style:style style:name="T3" style:family="text">
      <style:text-properties fo:color="#7f0055" style:font-name="Consolas" fo:font-weight="bold" style:font-weight-asian="bold"/>
    </style:style>
    <style:style style:name="T4" style:family="text">
      <style:text-properties fo:color="#000000" style:font-name="Consolas"/>
    </style:style>
    <style:style style:name="T5" style:family="text">
      <style:text-properties fo:color="#000000" style:font-name="Consolas" fo:font-size="10pt" style:font-size-asian="10pt"/>
    </style:style>
    <style:style style:name="T6" style:family="text">
      <style:text-properties fo:color="#000000" style:font-name="Consolas" fo:font-size="10pt" fo:background-color="#d4d4d4" loext:char-shading-value="0" style:font-size-asian="10pt"/>
    </style:style>
    <style:style style:name="T7" style:family="text">
      <style:text-properties fo:color="#6a3e3e" style:font-name="Consolas"/>
    </style:style>
    <style:style style:name="T8" style:family="text">
      <style:text-properties fo:color="#6a3e3e" style:font-name="Consolas" fo:font-size="10pt" style:font-size-asian="10pt"/>
    </style:style>
    <style:style style:name="T9" style:family="text">
      <style:text-properties fo:color="#3f7f5f" style:font-name="Consolas"/>
    </style:style>
    <style:style style:name="T10" style:family="text">
      <style:text-properties fo:color="#3f7f5f" style:font-name="Consolas" fo:font-size="10pt" style:font-size-asian="10pt"/>
    </style:style>
    <style:style style:name="T11" style:family="text">
      <style:text-properties fo:color="#3f7f5f" style:font-name="Consolas" fo:font-size="10pt" style:text-underline-style="solid" style:text-underline-width="auto" style:text-underline-color="font-color" style:font-size-asian="10pt"/>
    </style:style>
    <style:style style:name="T12" style:family="text">
      <style:text-properties fo:color="#3f7f5f" style:font-name="Consolas" style:text-underline-style="solid" style:text-underline-width="auto" style:text-underline-color="font-color"/>
    </style:style>
    <style:style style:name="T13" style:family="text">
      <style:text-properties fo:color="#0000c0" style:font-name="Consolas"/>
    </style:style>
    <style:style style:name="T14" style:family="text">
      <style:text-properties fo:color="#0000c0" style:font-name="Consolas" fo:font-size="10pt" fo:font-style="italic" fo:font-weight="bold" style:font-size-asian="10pt" style:font-style-asian="italic" style:font-weight-asian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3">import</text:span><text:span text:style-name="T4"> java.util.Iterator;</text:span></text:p>
      <text:p text:style-name="P5"><text:span text:style-name="T3">import</text:span><text:span text:style-name="T4"> java.util.LinkedHashSet;</text:span></text:p>
      <text:p text:style-name="P4"/>
      <text:p text:style-name="P5"><text:span text:style-name="T3">public</text:span><text:span text:style-name="T4"> </text:span><text:span text:style-name="T3">class</text:span><text:span text:style-name="T4"> UserCode {</text:span></text:p>
      <text:p text:style-name="P4"/>
      <text:p text:style-name="P5"><text:span text:style-name="T4"><text:tab/></text:span><text:span text:style-name="T3">public</text:span><text:span text:style-name="T4"> </text:span><text:span text:style-name="T3">static</text:span><text:span text:style-name="T4"> </text:span><text:span text:style-name="T3">int</text:span><text:span text:style-name="T4"> sumOfEvenNos(</text:span><text:span text:style-name="T3">int</text:span><text:span text:style-name="T4">[] </text:span><text:span text:style-name="T7">a</text:span><text:span text:style-name="T4">) {</text:span></text:p>
      <text:p text:style-name="P4"/>
      <text:p text:style-name="P5"><text:span text:style-name="T4"><text:tab/><text:tab/></text:span><text:span text:style-name="T9">/*</text:span></text:p>
      <text:p text:style-name="P8"><text:tab/><text:tab/> * Given integer array </text:p>
      <text:p text:style-name="P5"><text:span text:style-name="T9"><text:tab/><text:tab/> * input :</text:span><text:span text:style-name="T12">int</text:span><text:span text:style-name="T9">[] </text:span><text:span text:style-name="T12">arr</text:span><text:span text:style-name="T9">={2,3,5,4,1,6,7,7,9}; </text:span></text:p>
      <text:p text:style-name="P8"><text:tab/><text:tab/> * output : 12</text:p>
      <text:p text:style-name="P8"><text:tab/><text:tab/> * </text:p>
      <text:p text:style-name="P8"><text:tab/><text:tab/> * Remove the duplicate elements and print sum of even numbers in the</text:p>
      <text:p text:style-name="P5"><text:span text:style-name="T9"><text:tab/><text:tab/> * array.. print -1 if </text:span><text:span text:style-name="T12">arr</text:span><text:span text:style-name="T9"> contains only odd numbers</text:span></text:p>
      <text:p text:style-name="P8"><text:tab/><text:tab/> */</text:p>
      <text:p text:style-name="P4"/>
      <text:p text:style-name="P5"><text:span text:style-name="T4"><text:tab/><text:tab/></text:span><text:span text:style-name="T3">int</text:span><text:span text:style-name="T4"> </text:span><text:span text:style-name="T7">sum</text:span><text:span text:style-name="T4"> = 0;</text:span></text:p>
      <text:p text:style-name="P5"><text:span text:style-name="T4"><text:tab/><text:tab/>LinkedHashSet&lt;Integer&gt; </text:span><text:span text:style-name="T7">hm</text:span><text:span text:style-name="T4"> = </text:span><text:span text:style-name="T3">new</text:span><text:span text:style-name="T4"> LinkedHashSet&lt;Integer&gt;();</text:span></text:p>
      <text:p text:style-name="P5"><text:span text:style-name="T4"><text:tab/><text:tab/></text:span><text:span text:style-name="T3">for</text:span><text:span text:style-name="T4"> (</text:span><text:span text:style-name="T3">int</text:span><text:span text:style-name="T4"> </text:span><text:span text:style-name="T7">i</text:span><text:span text:style-name="T4"> = 0; </text:span><text:span text:style-name="T7">i</text:span><text:span text:style-name="T4"> &lt; </text:span><text:span text:style-name="T7">a</text:span><text:span text:style-name="T4">.</text:span><text:span text:style-name="T13">length</text:span><text:span text:style-name="T4">; </text:span><text:span text:style-name="T7">i</text:span><text:span text:style-name="T4">++) {</text:span></text:p>
      <text:p text:style-name="P5"><text:span text:style-name="T4"><text:tab/><text:tab/></text:span><text:span text:style-name="T7">hm</text:span><text:span text:style-name="T4">.add(</text:span><text:span text:style-name="T7">a</text:span><text:span text:style-name="T4">[</text:span><text:span text:style-name="T7">i</text:span><text:span text:style-name="T4">]);</text:span></text:p>
      <text:p text:style-name="P10"><text:tab/><text:tab/>}</text:p>
      <text:p text:style-name="P5"><text:span text:style-name="T4"><text:tab/><text:tab/>Iterator&lt;Integer&gt; </text:span><text:span text:style-name="T7">lm</text:span><text:span text:style-name="T4"> = </text:span><text:span text:style-name="T7">hm</text:span><text:span text:style-name="T4">.iterator();</text:span></text:p>
      <text:p text:style-name="P5"><text:span text:style-name="T4"><text:tab/><text:tab/></text:span><text:span text:style-name="T3">while</text:span><text:span text:style-name="T4"> (</text:span><text:span text:style-name="T7">lm</text:span><text:span text:style-name="T4">.hasNext()) {</text:span></text:p>
      <text:p text:style-name="P5"><text:span text:style-name="T4"><text:tab/><text:tab/></text:span><text:span text:style-name="T3">int</text:span><text:span text:style-name="T4"> </text:span><text:span text:style-name="T7">b</text:span><text:span text:style-name="T4"> = </text:span><text:span text:style-name="T7">lm</text:span><text:span text:style-name="T4">.next();</text:span></text:p>
      <text:p text:style-name="P5"><text:span text:style-name="T4"><text:tab/><text:tab/></text:span><text:span text:style-name="T3">if</text:span><text:span text:style-name="T4"> (</text:span><text:span text:style-name="T7">b</text:span><text:span text:style-name="T4"> % 2 == 0)</text:span></text:p>
      <text:p text:style-name="P5"><text:span text:style-name="T4"><text:tab/><text:tab/></text:span><text:span text:style-name="T7">sum</text:span><text:span text:style-name="T4"> = </text:span><text:span text:style-name="T7">sum</text:span><text:span text:style-name="T4"> + </text:span><text:span text:style-name="T7">b</text:span><text:span text:style-name="T4">;</text:span></text:p>
      <text:p text:style-name="P10"><text:tab/><text:tab/> </text:p>
      <text:p text:style-name="P10"><text:tab/><text:tab/>}</text:p>
      <text:p text:style-name="P5"><text:span text:style-name="T4"><text:tab/><text:tab/></text:span><text:span text:style-name="T3">return</text:span><text:span text:style-name="T4"> </text:span><text:span text:style-name="T7">sum</text:span><text:span text:style-name="T4">;</text:span></text:p>
      <text:p text:style-name="P4"/>
      <text:p text:style-name="P10"><text:tab/>}</text:p>
      <text:p text:style-name="P4"/>
      <text:p text:style-name="P10">}</text:p>
      <text:p text:style-name="P1"/>
      <text:p text:style-name="P1"/>
      <text:p text:style-name="P6"/>
      <text:p text:style-name="P7"><text:span text:style-name="T5"><text:tab/></text:span><text:span text:style-name="T1">public</text:span><text:span text:style-name="T5"> </text:span><text:span text:style-name="T1">static</text:span><text:span text:style-name="T5"> </text:span><text:span text:style-name="T6">String[]</text:span><text:span text:style-name="T5"> input(Map&lt;String,String&gt; </text:span><text:span text:style-name="T8">m1</text:span><text:span text:style-name="T5"> ,String </text:span><text:span text:style-name="T8">s2</text:span><text:span text:style-name="T5">) {</text:span></text:p>
      <text:p text:style-name="P11"><text:tab/></text:p>
      <text:p text:style-name="P2"><text:span text:style-name="T5"><text:tab/></text:span><text:span text:style-name="T10">/*<text:tab/>Write a Program that gets input as </text:span><text:span text:style-name="T11">Hashmap</text:span><text:span text:style-name="T10"> values.</text:span></text:p>
      <text:p text:style-name="P9"><text:tab/> * <text:s/>Print the keys that matched the given value in string array.</text:p>
      <text:p text:style-name="P9"><text:tab/> </text:p>
      <text:p text:style-name="P2"><text:span text:style-name="T10"><text:tab/> * <text:s/>I/P </text:span><text:span text:style-name="T11">hashmap</text:span><text:span text:style-name="T10">&lt;String String&gt;{"ram:hari","cisco:barfi","honeywell:cs","cts:hari"};</text:span></text:p>
      <text:p text:style-name="P2"><text:span text:style-name="T10"><text:tab/> <text:s text:c="3"/>I/p 2="</text:span><text:span text:style-name="T11">hari</text:span><text:span text:style-name="T10">";</text:span></text:p>
      <text:p text:style-name="P9"><text:tab/> <text:s text:c="3"/></text:p>
      <text:p text:style-name="P2"><text:span text:style-name="T10"><text:tab/><text:tab/>o/p string[]={"ram","</text:span><text:span text:style-name="T11">cts</text:span><text:span text:style-name="T10">"}; <text:s text:c="3"/>*/</text:span></text:p>
      <text:p text:style-name="P2"><text:span text:style-name="T5"><text:tab/><text:tab/>ArrayList&lt;String&gt;</text:span><text:span text:style-name="T8">l1</text:span><text:span text:style-name="T5">=</text:span><text:span text:style-name="T1">new</text:span><text:span text:style-name="T5"> ArrayList&lt;String&gt;();</text:span></text:p>
      <text:p text:style-name="P2"><text:span text:style-name="T5"><text:tab/><text:tab/></text:span><text:span text:style-name="T1">for</text:span><text:span text:style-name="T5">(Entry&lt;String, String&gt; </text:span><text:span text:style-name="T8">m</text:span><text:span text:style-name="T5">:</text:span><text:span text:style-name="T8">m1</text:span><text:span text:style-name="T5">.entrySet()){</text:span></text:p>
      <text:p text:style-name="P2"><text:span text:style-name="T5"><text:tab/><text:tab/><text:tab/></text:span><text:span text:style-name="T8">m</text:span><text:span text:style-name="T5">.getKey();</text:span></text:p>
      <text:p text:style-name="P2"><text:span text:style-name="T5"><text:tab/><text:tab/><text:tab/></text:span><text:span text:style-name="T8">m</text:span><text:span text:style-name="T5">.getValue();</text:span></text:p>
      <text:p text:style-name="P2"><text:span text:style-name="T5"><text:tab/><text:tab/><text:tab/></text:span><text:span text:style-name="T1">if</text:span><text:span text:style-name="T5">(</text:span><text:span text:style-name="T8">m</text:span><text:span text:style-name="T5">.getValue().equals(</text:span><text:span text:style-name="T8">s2</text:span><text:span text:style-name="T5">)) </text:span><text:span text:style-name="T8">l1</text:span><text:span text:style-name="T5">.add(</text:span><text:span text:style-name="T8">m</text:span><text:span text:style-name="T5">.getKey());</text:span></text:p>
      <text:p text:style-name="P11"><text:tab/><text:tab/><text:tab/>} </text:p>
      <text:p text:style-name="P2"><text:span text:style-name="T5"><text:tab/><text:tab/>String[] </text:span><text:span text:style-name="T8">op</text:span><text:span text:style-name="T5">= </text:span><text:span text:style-name="T1">new</text:span><text:span text:style-name="T5"> String[</text:span><text:span text:style-name="T8">l1</text:span><text:span text:style-name="T5">.size()];</text:span></text:p>
      <text:p text:style-name="P2"><text:span text:style-name="T5"><text:tab/><text:tab/></text:span><text:span text:style-name="T1">for</text:span><text:span text:style-name="T5">(</text:span><text:span text:style-name="T1">int</text:span><text:span text:style-name="T5"> </text:span><text:span text:style-name="T8">i</text:span><text:span text:style-name="T5">=0;</text:span><text:span text:style-name="T8">i</text:span><text:span text:style-name="T5">&lt;</text:span><text:span text:style-name="T8">l1</text:span><text:span text:style-name="T5">.size();</text:span><text:span text:style-name="T8">i</text:span><text:span text:style-name="T5">++){</text:span></text:p>
      <text:p text:style-name="P2"><text:span text:style-name="T5"><text:tab/><text:tab/><text:tab/></text:span><text:span text:style-name="T8">op</text:span><text:span text:style-name="T5">[</text:span><text:span text:style-name="T8">i</text:span><text:span text:style-name="T5">]=</text:span><text:span text:style-name="T8">l1</text:span><text:span text:style-name="T5">.get(</text:span><text:span text:style-name="T8">i</text:span><text:span text:style-name="T5">) ;</text:span></text:p>
      <text:p text:style-name="P2"><text:soft-page-break/><text:span text:style-name="T5"><text:tab/><text:tab/><text:tab/>System.</text:span><text:span text:style-name="T14">out</text:span><text:span text:style-name="T5">.println(</text:span><text:span text:style-name="T8">op</text:span><text:span text:style-name="T5">[</text:span><text:span text:style-name="T8">i</text:span><text:span text:style-name="T5">]);</text:span></text:p>
      <text:p text:style-name="P11"><text:tab/><text:tab/>}</text:p>
      <text:p text:style-name="P2"><text:span text:style-name="T5"><text:tab/></text:span><text:span text:style-name="T2">return</text:span><text:span text:style-name="T6"> </text:span><text:span text:style-name="T2">null</text:span><text:span text:style-name="T6">;</text:span></text:p>
      <text:p text:style-name="P11"><text:tab/><text:tab/></text:p>
      <text:p text:style-name="P11"><text:tab/>}</text:p>
      <text:p text:style-name="P3"/>
      <text:p text:style-name="P12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f0" svg:font-family="ff0, 'Times New Roman', Times, serif"/>
    <style:font-face style:name="Arial1" svg:font-family="Arial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8T14:30:52.471000000</meta:creation-date>
    <dc:date>2019-05-28T14:56:37.849000000</dc:date>
    <meta:editing-duration>PT15M35S</meta:editing-duration>
    <meta:editing-cycles>1</meta:editing-cycles>
    <meta:generator>LibreOffice/5.1.5.2$Windows_X86_64 LibreOffice_project/7a864d8825610a8c07cfc3bc01dd4fce6a9447e5</meta:generator>
    <meta:document-statistic meta:table-count="0" meta:image-count="0" meta:object-count="0" meta:page-count="2" meta:paragraph-count="51" meta:word-count="163" meta:character-count="1255" meta:non-whitespace-character-count="1024"/>
  </office:meta>
</office:document-meta>
</file>